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2000000020B2FF2A327EABC8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objectwithoutfill">
      <style:graphic-properties svg:stroke-color="#00cc00" draw:marker-end="Arrow" draw:marker-end-width="0.3cm" draw:fill="none" draw:textarea-vertical-align="middle"/>
    </style:style>
    <style:style style:name="gr2" style:family="graphic" style:parent-style-name="objectwithoutfill">
      <style:graphic-properties svg:stroke-color="#660066" draw:marker-end="Arrow" draw:marker-end-width="0.3cm" draw:fill="none" draw:textarea-vertical-align="middle"/>
    </style:style>
    <style:style style:name="gr3" style:family="graphic" style:parent-style-name="objectwithoutfill">
      <style:graphic-properties svg:stroke-color="#66ccff" draw:marker-end="Arrow" draw:marker-end-width="0.3cm" draw:fill="none" draw:textarea-vertical-align="middle"/>
    </style:style>
    <style:style style:name="gr4" style:family="graphic" style:parent-style-name="objectwithoutfill">
      <style:graphic-properties draw:stroke="dash" draw:stroke-dash="Fine_20_Dashed" draw:fill="none" draw:textarea-vertical-align="middle"/>
    </style:style>
    <style:style style:name="gr5"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6" style:family="graphic" style:parent-style-name="standard">
      <style:graphic-properties draw:stroke="none"/>
    </style:style>
    <style:style style:name="gr7"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ffd32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8" style:family="graphic" style:parent-style-name="standard">
      <style:graphic-properties draw:stroke="none" draw:fill-color="#ffd320"/>
    </style:style>
    <style:style style:name="gr9"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9933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0" style:family="graphic" style:parent-style-name="standard">
      <style:graphic-properties draw:stroke="none" draw:fill-color="#9933ff"/>
    </style:style>
    <style:style style:name="gr11"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cc000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2" style:family="graphic" style:parent-style-name="standard">
      <style:graphic-properties draw:stroke="none" draw:fill-color="#cc0000"/>
    </style:style>
    <style:style style:name="gr13"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669966"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4" style:family="graphic" style:parent-style-name="standard">
      <style:graphic-properties draw:stroke="none" draw:fill-color="#669966"/>
    </style:style>
    <style:style style:name="gr15" style:family="graphic" style:parent-style-name="standard">
      <style:graphic-properties draw:stroke="none" dr3d:horizontal-segments="4" dr3d:vertical-segments="14" dr3d:close-front="true" dr3d:close-back="true"/>
    </style:style>
    <style:style style:name="gr16" style:family="graphic" style:parent-style-name="standard">
      <style:graphic-properties draw:stroke="none" draw:fill-color="#669966" dr3d:horizontal-segments="4" dr3d:vertical-segments="14" dr3d:close-front="true" dr3d:close-back="true"/>
    </style:style>
    <style:style style:name="gr17" style:family="graphic" style:parent-style-name="standard">
      <style:graphic-properties draw:stroke="none" draw:fill-color="#ffd320" dr3d:horizontal-segments="4" dr3d:vertical-segments="14" dr3d:close-front="true" dr3d:close-back="true"/>
    </style:style>
    <style:style style:name="gr18" style:family="graphic" style:parent-style-name="standard">
      <style:graphic-properties draw:stroke="none" svg:stroke-color="#ffffff" draw:fill="none" draw:fill-color="#ffffff" fo:min-height="0.72cm"/>
    </style:style>
    <style:style style:name="gr19" style:family="graphic" style:parent-style-name="standard">
      <style:graphic-properties draw:stroke="none" svg:stroke-color="#000000" draw:fill="none" draw:fill-color="#ffffff" fo:min-height="0.72cm"/>
    </style:style>
    <style:style style:name="gr20" style:family="graphic" style:parent-style-name="standard">
      <style:graphic-properties draw:stroke="none" svg:stroke-color="#000000" draw:fill="none" draw:fill-color="#ffffff" fo:min-height="0.853cm"/>
    </style:style>
    <style:style style:name="gr21" style:family="graphic" style:parent-style-name="standard">
      <style:graphic-properties draw:stroke="none" svg:stroke-color="#000000" draw:fill="none" draw:fill-color="#ffffff" fo:min-height="0.712cm"/>
    </style:style>
    <style:style style:name="gr22"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00cc33"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3" style:family="graphic" style:parent-style-name="standard">
      <style:graphic-properties draw:stroke="none" draw:fill-color="#00cc33"/>
    </style:style>
    <style:style style:name="gr24" style:family="graphic" style:parent-style-name="standard">
      <style:graphic-properties draw:stroke="none" svg:stroke-color="#000000" draw:fill="none" fo:min-height="0.784cm"/>
    </style:style>
    <style:style style:name="gr25" style:family="graphic" style:parent-style-name="standard">
      <style:graphic-properties draw:stroke="none" draw:stroke-dash="Dashed_20__28_var_29__20_4" svg:stroke-width="0cm" svg:stroke-color="#000000" draw:marker-start="" draw:marker-start-width="0.2cm" draw:marker-start-center="false" draw:marker-end="" draw:marker-end-width="0.2cm" draw:marker-end-center="false" svg:stroke-opacity="100%" draw:stroke-linejoin="round" svg:stroke-linecap="butt" draw:fill="solid" draw:fill-color="#00cc33"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6" style:family="graphic" style:parent-style-name="standard">
      <style:graphic-properties draw:stroke="none" svg:stroke-color="#000000" draw:fill-color="#00cc33" dr3d:vertical-segments="97" dr3d:close-front="true" dr3d:close-back="true"/>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loext:graphic-properties draw:fill="none"/>
      <style:text-properties fo:color="#ffffff" fo:font-size="18pt" style:font-size-asian="18pt" style:font-size-complex="18pt"/>
    </style:style>
    <style:style style:name="T1" style:family="text">
      <style:text-properties fo:color="#ffffff"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4.106cm" svg:y1="5.998cm" svg:x2="25.577cm" svg:y2="5.998cm">
          <text:p/>
        </draw:line>
        <draw:line draw:style-name="gr2" draw:text-style-name="P1" draw:layer="layout" svg:x1="26.035cm" svg:y1="8.799cm" svg:x2="26.035cm" svg:y2="6.586cm">
          <text:p/>
        </draw:line>
        <draw:line draw:style-name="gr2" draw:text-style-name="P1" draw:layer="layout" svg:x1="26.035cm" svg:y1="9.262cm" svg:x2="26.035cm" svg:y2="11.379cm">
          <text:p/>
        </draw:line>
        <draw:line draw:style-name="gr1" draw:text-style-name="P1" draw:layer="layout" svg:x1="22.076cm" svg:y1="12.006cm" svg:x2="25.632cm" svg:y2="12.006cm">
          <text:p/>
        </draw:line>
        <draw:line draw:style-name="gr1" draw:text-style-name="P1" draw:layer="layout" svg:x1="22.077cm" svg:y1="9.009cm" svg:x2="25.335cm" svg:y2="9.009cm">
          <text:p/>
        </draw:line>
        <draw:line draw:style-name="gr2" draw:text-style-name="P1" draw:layer="layout" svg:x1="17.919cm" svg:y1="15.058cm" svg:x2="21.693cm" svg:y2="12.575cm">
          <text:p/>
        </draw:line>
        <draw:line draw:style-name="gr1" draw:text-style-name="P1" draw:layer="layout" svg:x1="17.926cm" svg:y1="12.012cm" svg:x2="21.521cm" svg:y2="12.012cm">
          <text:p/>
        </draw:line>
        <draw:line draw:style-name="gr1" draw:text-style-name="P1" draw:layer="layout" svg:x1="14.139cm" svg:y1="12.012cm" svg:x2="17.376cm" svg:y2="12.012cm">
          <text:p/>
        </draw:line>
        <draw:line draw:style-name="gr3" draw:text-style-name="P1" draw:layer="layout" svg:x1="14.042cm" svg:y1="12.138cm" svg:x2="14.042cm" svg:y2="14.699cm">
          <text:p/>
        </draw:line>
        <draw:line draw:style-name="gr1" draw:text-style-name="P1" draw:layer="layout" svg:x1="14.157cm" svg:y1="15.039cm" svg:x2="17.35cm" svg:y2="15.039cm">
          <text:p/>
        </draw:line>
        <draw:line draw:style-name="gr1" draw:text-style-name="P1" draw:layer="layout" svg:x1="18.058cm" svg:y1="17.999cm" svg:x2="21.367cm" svg:y2="17.999cm">
          <text:p/>
        </draw:line>
        <draw:line draw:style-name="gr1" draw:text-style-name="P1" draw:layer="layout" svg:x1="14.089cm" svg:y1="17.999cm" svg:x2="17.267cm" svg:y2="17.999cm">
          <text:p/>
        </draw:line>
        <draw:line draw:style-name="gr1" draw:text-style-name="P1" draw:layer="layout" svg:x1="10.203cm" svg:y1="17.999cm" svg:x2="13.363cm" svg:y2="17.999cm">
          <text:p/>
        </draw:line>
        <draw:line draw:style-name="gr1" draw:text-style-name="P1" draw:layer="layout" svg:x1="10.153cm" svg:y1="12.012cm" svg:x2="13.451cm" svg:y2="12.012cm">
          <text:p/>
        </draw:line>
        <draw:line draw:style-name="gr1" draw:text-style-name="P1" draw:layer="layout" svg:x1="10.22cm" svg:y1="5.998cm" svg:x2="13.397cm" svg:y2="5.998cm">
          <text:p/>
        </draw:line>
        <draw:line draw:style-name="gr3" draw:text-style-name="P1" draw:layer="layout" svg:x1="10.02cm" svg:y1="12.124cm" svg:x2="10.02cm" svg:y2="17.248cm">
          <text:p/>
        </draw:line>
        <draw:line draw:style-name="gr4" draw:text-style-name="P1" draw:layer="layout" svg:x1="8.034cm" svg:y1="1.948cm" svg:x2="8.082cm" svg:y2="19.904cm">
          <text:p/>
        </draw:line>
        <draw:line draw:style-name="gr4" draw:text-style-name="P1" draw:layer="layout" svg:x1="12.026cm" svg:y1="1.972cm" svg:x2="12.051cm" svg:y2="19.928cm">
          <text:p/>
        </draw:line>
        <draw:line draw:style-name="gr4" draw:text-style-name="P1" draw:layer="layout" svg:x1="15.995cm" svg:y1="2.02cm" svg:x2="16.068cm" svg:y2="19.928cm">
          <text:p/>
        </draw:line>
        <draw:line draw:style-name="gr4" draw:text-style-name="P1" draw:layer="layout" svg:x1="20.012cm" svg:y1="2.02cm" svg:x2="20.013cm" svg:y2="19.928cm">
          <text:p/>
        </draw:line>
        <draw:line draw:style-name="gr4" draw:text-style-name="P1" draw:layer="layout" svg:x1="24.005cm" svg:y1="1.948cm" svg:x2="23.981cm" svg:y2="20cm">
          <text:p/>
        </draw:line>
        <draw:line draw:style-name="gr3" draw:text-style-name="P1" draw:layer="layout" svg:x1="10.02cm" svg:y1="6.109cm" svg:x2="10.02cm" svg:y2="11.259cm">
          <text:p/>
        </draw:line>
        <dr3d:scene draw:style-name="gr5" svg:width="0.866cm" svg:height="0.866cm" svg:x="9.587cm" svg:y="5.5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 draw:layer="layout"/>
        </dr3d:scene>
        <dr3d:scene draw:style-name="gr7" svg:width="0.866cm" svg:height="0.866cm" svg:x="21.617cm" svg:y="8.57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 draw:layer="layout"/>
        </dr3d:scene>
        <dr3d:scene draw:style-name="gr9" svg:width="0.866cm" svg:height="0.866cm" svg:x="13.609cm" svg:y="14.6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0" draw:layer="layout"/>
        </dr3d:scene>
        <dr3d:scene draw:style-name="gr11" svg:width="0.866cm" svg:height="0.866cm" svg:x="9.587cm" svg:y="17.5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2" draw:layer="layout"/>
        </dr3d:scene>
        <dr3d:scene draw:style-name="gr13" svg:width="0.866cm" svg:height="0.866cm" svg:x="9.587cm" svg:y="11.60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4" draw:layer="layout"/>
        </dr3d:scene>
        <dr3d:scene draw:style-name="gr5" svg:width="0.726cm" svg:height="0.726cm" svg:x="13.679cm" svg:y="5.635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6" draw:layer="layout"/>
        </dr3d:scene>
        <dr3d:scene draw:style-name="gr11" svg:width="0.726cm" svg:height="0.726cm" svg:x="13.679cm" svg:y="17.636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2" draw:layer="layout"/>
        </dr3d:scene>
        <dr3d:scene draw:style-name="gr11" svg:width="0.726cm" svg:height="0.726cm" svg:x="17.671cm" svg:y="17.636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2" draw:layer="layout"/>
        </dr3d:scene>
        <dr3d:scene draw:style-name="gr11" svg:width="0.726cm" svg:height="0.726cm" svg:x="21.687cm" svg:y="17.636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2" draw:layer="layout"/>
        </dr3d:scene>
        <dr3d:scene draw:style-name="gr9" svg:width="0.726cm" svg:height="0.726cm" svg:x="17.671cm" svg:y="14.7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0" draw:layer="layout"/>
        </dr3d:scene>
        <dr3d:scene draw:style-name="gr13" svg:width="0.726cm" svg:height="0.726cm" svg:x="17.671cm" svg:y="11.649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4" draw:layer="layout"/>
        </dr3d:scene>
        <dr3d:scene draw:style-name="gr13" svg:width="0.726cm" svg:height="0.726cm" svg:x="13.679cm" svg:y="11.649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4" draw:layer="layout"/>
        </dr3d:scene>
        <draw:line draw:style-name="gr3" draw:text-style-name="P1" draw:layer="layout" svg:x1="22.049cm" svg:y1="12.533cm" svg:x2="22.049cm" svg:y2="9.736cm">
          <text:p/>
        </draw:line>
        <draw:line draw:style-name="gr3" draw:text-style-name="P1" draw:layer="layout" svg:x1="10.02cm" svg:y1="3.363cm" svg:x2="10.02cm" svg:y2="5.497cm">
          <text:p/>
        </draw:line>
        <dr3d:scene draw:style-name="gr5" svg:width="0.838cm" svg:height="0.838cm" svg:x="25.616cm" svg:y="5.57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5" draw:layer="layout" svg:viewBox="0 -5000 2500 10000" svg:d="M0 5000l125-500 125-500 250-1000 500-2000 500-2000 500-2000 500-2000h-500-500-500-500-250-250z"/>
        </dr3d:scene>
        <dr3d:scene draw:style-name="gr13" svg:width="0.838cm" svg:height="0.838cm" svg:x="25.616cm" svg:y="11.54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6" draw:layer="layout" svg:viewBox="0 -5000 2500 10000" svg:d="M0 5000l125-500 125-500 250-1000 500-2000 500-2000 500-2000 500-2000h-500-500-500-500-250-250z"/>
        </dr3d:scene>
        <dr3d:scene draw:style-name="gr7" svg:width="0.838cm" svg:height="0.838cm" svg:x="25.616cm" svg:y="8.54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7" draw:layer="layout" svg:viewBox="0 -5000 2500 10000" svg:d="M0 5000l125-500 125-500 250-1000 500-2000 500-2000 500-2000 500-2000h-500-500-500-500-250-250z"/>
        </dr3d:scene>
        <dr3d:scene draw:style-name="gr13" svg:width="0.838cm" svg:height="0.838cm" svg:x="21.631cm" svg:y="11.59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6" draw:layer="layout" svg:viewBox="0 -5000 2500 10000" svg:d="M0 5000l125-500 125-500 250-1000 500-2000 500-2000 500-2000 500-2000h-500-500-500-500-250-250z"/>
        </dr3d:scene>
        <dr3d:scene draw:style-name="gr7" svg:width="5.064cm" svg:height="1.985cm" svg:x="2.081cm" svg:y="8.017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 draw:layer="layout"/>
        </dr3d:scene>
        <dr3d:scene draw:style-name="gr13" svg:width="5.064cm" svg:height="1.985cm" svg:x="2.081cm" svg:y="11.02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4" draw:layer="layout"/>
        </dr3d:scene>
        <dr3d:scene draw:style-name="gr11" svg:width="5.064cm" svg:height="1.985cm" svg:x="2.081cm" svg:y="17.007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2" draw:layer="layout"/>
        </dr3d:scene>
        <dr3d:scene draw:style-name="gr9" svg:width="5.064cm" svg:height="1.985cm" svg:x="2.081cm" svg:y="14.071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0" draw:layer="layout"/>
        </dr3d:scene>
        <dr3d:scene draw:style-name="gr5" svg:width="5.108cm" svg:height="2.05cm" svg:x="2.059cm" svg:y="4.978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6" draw:layer="layout"/>
        </dr3d:scene>
        <draw:frame draw:style-name="gr18" draw:text-style-name="P2" draw:layer="layout" svg:width="3.793cm" svg:height="0.97cm" svg:x="2.717cm" svg:y="5.518cm">
          <draw:text-box>
            <text:p>Version 1.0</text:p>
          </draw:text-box>
        </draw:frame>
        <draw:frame draw:style-name="gr19" draw:text-style-name="P2" draw:layer="layout" svg:width="2.909cm" svg:height="0.97cm" svg:x="3.159cm" svg:y="8.524cm">
          <draw:text-box>
            <text:p>Release</text:p>
          </draw:text-box>
        </draw:frame>
        <draw:frame draw:style-name="gr19" draw:text-style-name="P2" draw:layer="layout" svg:width="1.852cm" svg:height="0.97cm" svg:x="3.687cm" svg:y="17.514cm">
          <draw:text-box>
            <text:p>Red</text:p>
          </draw:text-box>
        </draw:frame>
        <draw:frame draw:style-name="gr20" draw:text-style-name="P2" draw:layer="layout" svg:width="4.364cm" svg:height="1.103cm" svg:x="2.431cm" svg:y="11.461cm">
          <draw:text-box>
            <text:p>Development</text:p>
          </draw:text-box>
        </draw:frame>
        <draw:frame draw:style-name="gr21" draw:text-style-name="P2" draw:layer="layout" svg:width="2.469cm" svg:height="0.962cm" svg:x="3.379cm" svg:y="14.582cm">
          <draw:text-box>
            <text:p>Purple</text:p>
          </draw:text-box>
        </draw:frame>
        <dr3d:scene draw:style-name="gr22" svg:width="5.064cm" svg:height="1.985cm" svg:x="2.081cm" svg:y="2.048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3" draw:layer="layout"/>
        </dr3d:scene>
        <draw:frame draw:style-name="gr24" draw:text-style-name="P3" draw:layer="layout" svg:width="2.7cm" svg:height="1.034cm" svg:x="3.263cm" svg:y="2.523cm">
          <draw:text-box>
            <text:p><text:span text:style-name="T1">Master</text:span></text:p>
          </draw:text-box>
        </draw:frame>
        <dr3d:scene draw:style-name="gr25" svg:width="0.939cm" svg:height="1.034cm" svg:x="9.551cm" svg:y="2.547cm" dr3d:transform="matrix (1 0 0 0 0.000000000000296712824519799 1 0 -1 0.000000000000296712824519799 0cm 0cm 0cm)" dr3d:vrp="(0 0 10171.4285714286)" dr3d:vpn="(0 0 8571.42857142857)"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6" draw:layer="layout" svg:viewBox="500 -500 1000 1000" svg:d="M1500 0l-0.990668449545638-33.9002972435307-3.00400996771555-32.7847408662235-5.06535841450454-31.8483487856369-7.17471378991218-31.0911210017709-9.3320760939389-30.5130575146257-11.5374453265842-30.1141583242011-13.7908214878482-29.8944234304972-16.0922045777313-29.8538528335139-17.8080926657994-28.8631843839684-18.9939193783753-26.8904134627815-20.3109034590525-25.0487999096965-21.7590449078323-23.3383437247134-23.3383437247132-21.7590449078321-25.0487999096965-20.3109034590527-26.8904134627817-18.9939193783752-28.8631843839685-17.8080926657994-29.8538528335139-16.0922045777313-29.8944234304972-13.7908214878483-30.1141583242011-11.5374453265842-30.5130575146256-9.3320760939389-31.0911210017709-7.17471378991235-31.848348785637-5.0653584145046-32.7847408662235-3.00400996771566-33.9002972435306-0.990668449545467-33.9002972435308 0.990668449545467-32.7847408662236 3.0040099677156-31.8483487856369 5.0653584145046-31.0911210017708 7.17471378991235-30.5130575146259 9.33207609393884-30.1141583242011 11.5374453265842-29.8944234304971 13.7908214878483-29.8538528335139 16.0922045777313-28.8631843839684 17.8080926657994-26.8904134627817 18.9939193783752-25.0487999096964 20.3109034590527-23.3383437247134 21.759044907832-21.759044907832 23.3383437247133-20.3109034590527 25.0487999096965-18.9939193783752 26.8904134627815-17.8080926657996 28.8631843839685-16.0922045777313 29.853852833514-13.7908214878482 29.8944234304972-11.5374453265842 30.1141583242011-9.3320760939389 30.5130575146257-7.17471378991235 31.0911210017709-5.06535841450466 31.8483487856369-3.00400996771566 32.7847408662235-0.990668449545467 33.9002972435307 0.990668449545467 33.9002972435307 3.0040099677156 32.7847408662235 5.0653584145046 31.8483487856369 7.17471378991235 31.091121001771 9.33207609393878 30.5130575146257 11.5374453265842 30.1141583242011 13.7908214878482 29.8944234304972 16.0922045777313 29.853852833514 17.8080926657994 28.8631843839685 18.993919378375 26.8904134627816 20.3109034590527 25.0487999096966 21.759044907832 23.3383437247134 23.3383437247134 21.7590449078321 25.0487999096964 20.3109034590527 26.8904134627817 18.9939193783752 28.8631843839684 17.8080926657995 29.8538528335139 16.0922045777313 29.8944234304971 13.7908214878483 30.1141583242011 11.5374453265842 30.5130575146259 9.3320760939389 31.0911210017708 7.17471378991235 31.8483487856369 5.06535841450466 32.7847408662235 3.00400996771566 33.9002972435308 0.990668449545467 33.9002972435308-0.990668449545467 32.7847408662235-3.0040099677156 31.8483487856367-5.06535841450454 31.0911210017709-7.17471378991229 30.5130575146259-9.33207609393884 30.1141583242011-11.5374453265842 29.8944234304972-13.7908214878483 29.8538528335139-16.0922045777312 28.8631843839685-17.8080926657995 26.8904134627817-18.993919378375 25.0487999096965-20.3109034590526 23.3383437247132-21.759044907832 21.7590449078323-23.3383437247134 20.3109034590525-25.0487999096965 18.9939193783753-26.8904134627815 17.8080926657994-28.8631843839685 16.0922045777313-29.8538528335139 13.7908214878482-29.8944234304972 11.5374453265842-30.1141583242011 9.3320760939389-30.5130575146257 7.1747137899124-31.0911210017709 5.06535841450477-31.8483487856369 3.00400996771555-32.7847408662235 0.990668449545638-33.9002972435307z"/>
        </dr3d:scene>
        <draw:line draw:style-name="gr4" draw:text-style-name="P1" draw:layer="layout" svg:x1="28.022cm" svg:y1="1.948cm" svg:x2="27.998cm" svg:y2="20cm">
          <text:p/>
        </draw:line>
        <draw:line draw:style-name="gr1" draw:text-style-name="P1" draw:layer="layout" svg:x1="26.138cm" svg:y1="5.998cm" svg:x2="27.516cm" svg:y2="5.998cm">
          <text:p/>
        </draw:line>
        <draw:line draw:style-name="gr1" draw:text-style-name="P1" draw:layer="layout" svg:x1="26.066cm" svg:y1="12.006cm" svg:x2="27.444cm" svg:y2="12.006cm">
          <text:p/>
        </draw:line>
        <officeooo:annotation svg:x="9.26cm" svg:y="5.316cm">
          <dc:date>2017-03-03T09:43:27</dc:date>
          <text:p>Version 1.0 branched from master.</text:p>
          <text:p>Master frozen.</text:p>
          <text:p/>
          <text:p>Commands:</text:p>
          <text:p>git checkout -b Version_1.0 master</text:p>
          <text:p>git branch --edit-description <text:s/>Version_1.0</text:p>
          <text:p>git push -u origin Version_1.0</text:p>
        </officeooo:annotation>
        <officeooo:annotation svg:x="9.405cm" svg:y="11.137cm">
          <dc:date>2017-03-03T10:41:54</dc:date>
          <text:p>Development branched from Version 1.0.</text:p>
          <text:p/>
          <text:p>Commands:</text:p>
          <text:p>git checkout -b Development Version_1.0 </text:p>
          <text:p>git branch --edit-description <text:s/>Development</text:p>
          <text:p>git push -u origin Development</text:p>
        </officeooo:annotation>
        <officeooo:annotation svg:x="9.26cm" svg:y="17.294cm">
          <dc:date>2017-03-03T09:46:37</dc:date>
          <text:p>Red_Feature branched from Development</text:p>
          <text:p/>
          <text:p>Commands:</text:p>
          <text:p>git checkout -b Development Red_Feature</text:p>
          <text:p>git branch --edit-description <text:s/>Red_Feature</text:p>
          <text:p>git push -u origin Red_Feature</text:p>
        </officeooo:annotation>
        <officeooo:annotation svg:x="13.109cm" svg:y="5.148cm">
          <dc:date>2017-03-03T10:41:27</dc:date>
          <text:p>Version 1.0 updated.</text:p>
          <text:p/>
          <text:p>Commands:</text:p>
        </officeooo:annotation>
        <officeooo:annotation svg:x="13.181cm" svg:y="11.113cm">
          <dc:date>2017-03-03T10:41:21</dc:date>
          <text:p>Development updated.</text:p>
          <text:p/>
          <text:p>Commands:</text:p>
        </officeooo:annotation>
        <officeooo:annotation svg:x="13.253cm" svg:y="14.119cm">
          <dc:date>2017-03-03T10:41:36</dc:date>
          <text:p>Purple_Feature branched from Devlelopment.</text:p>
          <text:p/>
          <text:p>Commands:</text:p>
        </officeooo:annotation>
        <officeooo:annotation svg:x="13.253cm" svg:y="17.126cm">
          <dc:date>2017-03-03T10:41:41</dc:date>
          <text:p>Red_Feature Updated.</text:p>
          <text:p/>
          <text:p>Commands:</text:p>
        </officeooo:annotation>
        <officeooo:annotation svg:x="17.054cm" svg:y="11.113cm">
          <dc:date>2017-03-03T10:42:23</dc:date>
          <text:p>Development Updated.</text:p>
          <text:p/>
          <text:p>Commands:</text:p>
        </officeooo:annotation>
        <officeooo:annotation svg:x="17.174cm" svg:y="14.096cm">
          <dc:date>2017-03-03T10:42:45</dc:date>
          <text:p>Purple_Feature Updated.</text:p>
          <text:p/>
          <text:p>Commands:</text:p>
        </officeooo:annotation>
        <officeooo:annotation svg:x="17.198cm" svg:y="17.126cm">
          <dc:date>2017-03-03T10:41:44</dc:date>
          <text:p>Red_Feature Updated.</text:p>
          <text:p/>
          <text:p>Commands:</text:p>
        </officeooo:annotation>
        <officeooo:annotation svg:x="21.239cm" svg:y="11.233cm">
          <dc:date>2017-03-03T10:43:13</dc:date>
          <text:p>Development Updated.</text:p>
          <text:p/>
          <text:p>Commands:</text:p>
        </officeooo:annotation>
        <officeooo:annotation svg:x="21.335cm" svg:y="13.133cm">
          <dc:date>2017-03-03T10:45:12</dc:date>
          <text:p>Purple_Feature merged with Development.</text:p>
          <text:p/>
          <text:p>Commands:</text:p>
        </officeooo:annotation>
        <officeooo:annotation svg:x="21.046cm" svg:y="8.153cm">
          <dc:date>2017-03-03T10:44:49</dc:date>
          <text:p>Release branch created from Devlopment</text:p>
          <text:p>(After Purple_Feature merge).</text:p>
          <text:p/>
          <text:p>Commands:</text:p>
        </officeooo:annotation>
        <officeooo:annotation svg:x="21.094cm" svg:y="17.102cm">
          <dc:date>2017-03-03T10:41:47</dc:date>
          <text:p>Red_Feature Updated.</text:p>
          <text:p/>
          <text:p>Commands:</text:p>
        </officeooo:annotation>
        <officeooo:annotation svg:x="25.183cm" svg:y="8.179cm">
          <dc:date>2017-03-03T10:45:42</dc:date>
          <text:p>Release updated.</text:p>
          <text:p/>
          <text:p>Commands:</text:p>
        </officeooo:annotation>
        <officeooo:annotation svg:x="25.159cm" svg:y="5.099cm">
          <dc:date>2017-03-03T10:46:26</dc:date>
          <text:p>Release merged into Version 1.0.</text:p>
          <text:p/>
          <text:p>Commands:</text:p>
        </officeooo:annotation>
        <officeooo:annotation svg:x="25.28cm" svg:y="11.209cm">
          <dc:date>2017-03-03T10:48:46</dc:date>
          <text:p>Release merged into Devlopment.</text:p>
          <text:p/>
          <text:p>Commands:</text:p>
        </officeooo:annotation>
        <officeooo:annotation svg:x="27.133cm" svg:y="5.1cm">
          <dc:date>2017-03-03T11:04:43</dc:date>
          <text:p>Version 1.0 branched into Version 1.1</text:p>
          <text:p>Version 1.0 frozen</text:p>
          <text:p/>
          <text:p>Commands:</text:p>
        </officeooo:annotation>
        <officeooo:annotation svg:x="27.156cm" svg:y="8.179cm">
          <dc:date>2017-03-03T10:50:57</dc:date>
          <text:p>Release branch deleted.</text:p>
          <text:p/>
          <text:p>Commands:</text:p>
        </officeooo:annotation>
        <officeooo:annotation svg:x="27.156cm" svg:y="11.017cm">
          <dc:date>2017-03-03T10:51:33</dc:date>
          <text:p>Development Updated.</text:p>
          <text:p/>
          <text:p>Commands:</text:p>
        </officeooo:annotati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color="#6666ff" draw:fill="none" draw:fill-gradient-name="Gradient_20_2"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03T07:53:54.301752625</meta:creation-date>
    <dc:date>2017-03-03T11:04:46.949351830</dc:date>
    <meta:editing-duration>PT32M56S</meta:editing-duration>
    <meta:editing-cycles>11</meta:editing-cycles>
    <meta:generator>LibreOffice/5.1.6.2$Linux_X86_64 LibreOffice_project/10m0$Build-2</meta:generator>
    <meta:document-statistic meta:object-count="79"/>
  </office:meta>
</office:document-meta>
</file>